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 office:value-type="string">
            <text:p>At last! The rail cars are back in service!
I'm saved!</text:p>
          </table:table-cell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 your suit's busted, huh? Got it.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hould have said so. We would have turned
back, no matter how far we'd gone.</text:p>
          </table:table-cell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wish I Haaad...</text:p>
          </table:table-cell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 office:value-type="string">
            <text:p>But it was too hard for me to say so after
talking so big about my Suuuit...</text:p>
          </table:table-cell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that feeling...</text:p>
          </table:table-cell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hey, I can say at least one thing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 office:value-type="string">
            <text:p>I'm glad you're not sick or anything,
Takoyaki-chan〜.</text:p>
          </table:table-cell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as very worried. You seemed to be getting
worse and worse...</text:p>
          </table:table-cell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one cause for concern out of the way.</text:p>
          </table:table-cell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veryone...</text:p>
          </table:table-cell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I'd just like for you to cheer up
a little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wait here a while until Takoyaki-chan's
calmed down and ready to go!</text:p>
          </table:table-cell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are so Consideraaate...</text:p>
          </table:table-cell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 office:value-type="string">
            <text:p>But I'm much better, Noooow...!</text:p>
          </table:table-cell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 office:value-type="string">
            <text:p>I won't cause you any trouble ever Agaaain!</text:p>
          </table:table-cell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was quick...</text:p>
          </table:table-cell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going to a castle, Riiight?
Let's get going, Alreadyyy!</text:p>
          </table:table-cell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fu... Takoyaki-chan appears to be in high
spirits once again.</text:p>
          </table:table-cell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there's no point loafing around here.</text:p>
          </table:table-cell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o the castle.</text:p>
          </table:table-cell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long event is about to begin.
Save?</text:p>
          </table:table-cell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</text:p>
          </table:table-cell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 office:value-type="string">
            <text:p>Ah, ah, aah, I'm peeing I'm peeeeeiiiing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